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D4500006E3E000052F83FC023F0.svm" manifest:media-type=""/>
  <manifest:file-entry manifest:full-path="Pictures/200001030000371F000014AC393C32EC.svm" manifest:media-type=""/>
  <manifest:file-entry manifest:full-path="Pictures/20000048000019BA00001C66B6B2A52F.svm" manifest:media-type=""/>
  <manifest:file-entry manifest:full-path="Pictures/200000CC00001FF800002C19B9D5C6C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nux Biolinum O" svg:font-family="'Linux Biolinum 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175cm" draw:stroke-linejoin="miter" draw:fill="solid" draw:fill-color="#2e3436"/>
    </style:style>
    <style:style style:name="gr3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4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5" style:family="graphic" style:parent-style-name="standard">
      <style:graphic-properties draw:stroke="none" svg:stroke-width="0.148cm" draw:stroke-linejoin="miter" draw:fill="solid" draw:fill-color="#565656"/>
    </style:style>
    <style:style style:name="gr6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7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cm" fo:min-width="2.741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25cm" fo:min-width="2.741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79cm" fo:min-width="2.741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46cm" fo:min-width="2.741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cm" fo:min-width="2.741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79cm" fo:min-width="2.741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79cm" fo:min-width="2.741cm"/>
    </style:style>
    <style:style style:name="gr15" style:family="graphic" style:parent-style-name="objectwithoutfill">
      <style:graphic-properties svg:stroke-width="0.1cm" svg:stroke-color="#c01238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79cm" fo:min-width="2.741cm"/>
    </style:style>
    <style:style style:name="P1" style:family="paragraph">
      <loext:graphic-properties draw:fill="none"/>
      <style:paragraph-properties fo:text-align="center"/>
      <style:text-properties style:font-name="Source Sans Pro Semibold1"/>
    </style:style>
    <style:style style:name="P2" style:family="paragraph">
      <loext:graphic-properties draw:fill="solid" draw:fill-color="#2e3436"/>
      <style:text-properties style:font-name="Source Sans Pro Semibold1"/>
    </style:style>
    <style:style style:name="P3" style:family="paragraph">
      <loext:graphic-properties draw:fill="gradient" draw:fill-gradient-name="svggradient16"/>
      <style:text-properties style:font-name="Source Sans Pro Semibold1"/>
    </style:style>
    <style:style style:name="P4" style:family="paragraph">
      <loext:graphic-properties draw:fill="gradient" draw:fill-gradient-name="svggradient17"/>
      <style:text-properties style:font-name="Source Sans Pro Semibold1"/>
    </style:style>
    <style:style style:name="P5" style:family="paragraph">
      <loext:graphic-properties draw:fill="solid" draw:fill-color="#565656"/>
      <style:text-properties style:font-name="Source Sans Pro Semibold1"/>
    </style:style>
    <style:style style:name="P6" style:family="paragraph">
      <loext:graphic-properties draw:fill="gradient" draw:fill-gradient-name="svggradient18" draw:opacity-name="svgopacity18"/>
      <style:text-properties style:font-name="Source Sans Pro Semibold1"/>
    </style:style>
    <style:style style:name="P7" style:family="paragraph">
      <style:paragraph-properties fo:text-align="center"/>
      <style:text-properties style:font-name="Source Sans Pro Semibold1"/>
    </style:style>
    <style:style style:name="P8" style:family="paragraph">
      <style:text-properties style:font-name="Source Sans Pro Semibold1"/>
    </style:style>
    <style:style style:name="P9" style:family="paragraph">
      <loext:graphic-properties draw:fill="none" draw:fill-color="#ffffff"/>
      <style:text-properties fo:color="#333333" style:font-name="Source Sans Pro Semibold1" fo:font-size="20pt" fo:text-shadow="none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style:font-name="Source Sans Pro Semibold1" fo:font-weight="600" style:font-weight-complex="600"/>
    </style:style>
    <style:style style:name="P11" style:family="paragraph">
      <loext:graphic-properties draw:fill="none" draw:fill-color="#ffffff"/>
      <style:paragraph-properties fo:text-align="center"/>
      <style:text-properties fo:color="#c01238" style:font-name="Source Sans Pro Semibold1" fo:font-size="22pt" fo:text-shadow="none" fo:font-weight="600" style:font-size-asian="22pt" style:font-weight-asian="bold" style:font-size-complex="22pt" style:font-weight-complex="600"/>
    </style:style>
    <style:style style:name="P12" style:family="paragraph">
      <loext:graphic-properties draw:fill="none" draw:fill-color="#ffffff"/>
      <style:paragraph-properties fo:text-align="center"/>
      <style:text-properties fo:color="#c01238" style:font-name="Source Sans Pro Semibold1" fo:font-size="22pt" fo:text-shadow="none" fo:font-weight="bold" style:font-size-asian="22pt" style:font-weight-asian="bold" style:font-size-complex="22pt" style:font-weight-complex="bold"/>
    </style:style>
    <style:style style:name="T1" style:family="text">
      <style:text-properties fo:color="#333333" fo:font-size="20pt" fo:text-shadow="none" fo:font-weight="bold" style:font-size-asian="20pt" style:font-weight-asian="bold" style:font-size-complex="20pt" style:font-weight-complex="bold"/>
    </style:style>
    <style:style style:name="T2" style:family="text">
      <style:text-properties fo:color="#c01238" fo:font-size="22pt" fo:text-shadow="none" fo:font-weight="600" style:font-size-asian="22pt" style:font-weight-asian="bold" style:font-size-complex="22pt" style:font-weight-complex="600"/>
    </style:style>
    <style:style style:name="T3" style:family="text">
      <style:text-properties fo:color="#c01238" fo:font-size="22pt" fo:text-shadow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">
        <style:list-level-properties text:space-before="0.2cm"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4cm" text:min-label-width="0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0.6cm" text:min-label-width="0.5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0.8cm" text:min-label-width="0.5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1cm" text:min-label-width="0.5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1.2cm" text:min-label-width="0.5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1.4cm" text:min-label-width="0.5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1.6cm" text:min-label-width="0.5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.8cm" text:min-label-width="0.5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2cm" text:min-label-width="0.5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4.14cm" svg:x="3.875cm" svg:y="3.239cm">
          <draw:image xlink:href="Pictures/200000CC00001FF800002C19B9D5C6C1.svm" xlink:type="simple" xlink:show="embed" xlink:actuate="onLoad">
            <text:p/>
          </draw:image>
        </draw:frame>
        <draw:frame draw:style-name="gr1" draw:text-style-name="P1" draw:layer="layout" svg:width="2.5cm" svg:height="2.76cm" svg:x="4.375cm" svg:y="7.979cm">
          <draw:image xlink:href="Pictures/20000048000019BA00001C66B6B2A52F.svm" xlink:type="simple" xlink:show="embed" xlink:actuate="onLoad">
            <text:p/>
          </draw:image>
        </draw:frame>
        <draw:frame draw:style-name="gr1" draw:text-style-name="P1" draw:layer="layout" svg:width="4cm" svg:height="1.5cm" svg:x="11.375cm" svg:y="2.239cm">
          <draw:image xlink:href="Pictures/200001030000371F000014AC393C32EC.svm" xlink:type="simple" xlink:show="embed" xlink:actuate="onLoad">
            <text:p/>
          </draw:image>
        </draw:frame>
        <draw:frame draw:style-name="gr1" draw:text-style-name="P1" draw:layer="layout" svg:width="3.5cm" svg:height="2.63cm" svg:x="18.875cm" svg:y="3.739cm">
          <draw:image xlink:href="Pictures/20000D4500006E3E000052F83FC023F0.svm" xlink:type="simple" xlink:show="embed" xlink:actuate="onLoad">
            <text:p/>
          </draw:image>
        </draw:frame>
        <draw:g>
          <draw:path draw:style-name="gr2" draw:text-style-name="P2" draw:layer="layout" svg:width="1.985cm" svg:height="0.663cm" svg:x="18.876cm" svg:y="7.245cm" svg:viewBox="0 0 1986 664" svg:d="M1986 332c0 184-445 332-993 332s-993-148-993-332c0-183 444-332 993-332s993 149 993 332z">
            <text:p/>
          </draw:path>
          <draw:path draw:style-name="gr3" draw:text-style-name="P3" draw:layer="layout" svg:width="1.998cm" svg:height="0.911cm" svg:x="18.876cm" svg:y="6.878cm" svg:viewBox="0 0 1999 912" svg:d="M0 0v544h7c-4 12-7 23-7 36 0 183 444 332 993 332s992-149 992-332c0-13-2-24-6-36h6l14-501z">
            <text:p/>
          </draw:path>
          <draw:path draw:style-name="gr4" draw:text-style-name="P4" draw:layer="layout" svg:width="1.998cm" svg:height="0.663cm" svg:x="18.876cm" svg:y="6.579cm" svg:viewBox="0 0 1999 664" svg:d="M1999 341c0 184-458 323-1006 323s-993-148-993-332c0-183 444-332 993-332s1006 158 1006 341z">
            <text:p/>
          </draw:path>
          <draw:path draw:style-name="gr5" draw:text-style-name="P5" draw:layer="layout" svg:width="1.986cm" svg:height="0.326cm" svg:x="18.875cm" svg:y="6.991cm" svg:viewBox="0 0 1987 327" svg:d="M0 0c7 181 450 327 994 327 542 0 983-145 993-325-175 148-553 251-993 251-441 0-820-104-994-253z">
            <text:p/>
          </draw:path>
          <draw:path draw:style-name="gr6" draw:text-style-name="P6" draw:layer="layout" svg:width="1.986cm" svg:height="0.326cm" svg:x="18.875cm" svg:y="6.991cm" svg:viewBox="0 0 1987 327" svg:d="M0 0c7 181 450 327 994 327 542 0 983-145 993-325-3 2-6 4-9 6-62 163-479 289-984 289-510 0-931-127-988-292-2-2-4-3-6-5z">
            <text:p/>
          </draw:path>
          <draw:path draw:style-name="gr5" draw:text-style-name="P5" draw:layer="layout" svg:width="1.971cm" svg:height="0.292cm" svg:x="18.881cm" svg:y="7.54cm" svg:viewBox="0 0 1972 293" svg:d="M0 0c57 165 478 293 988 293 505 0 921-127 984-290-177 145-551 245-984 245-436 0-812-102-988-248z">
            <text:p/>
          </draw:path>
        </draw:g>
        <draw:g>
          <draw:path draw:style-name="gr2" draw:text-style-name="P2" draw:layer="layout" svg:width="1.985cm" svg:height="0.663cm" svg:x="21.476cm" svg:y="7.245cm" svg:viewBox="0 0 1986 664" svg:d="M1986 332c0 184-445 332-993 332s-993-148-993-332c0-183 444-332 993-332s993 149 993 332z">
            <text:p/>
          </draw:path>
          <draw:path draw:style-name="gr3" draw:text-style-name="P3" draw:layer="layout" svg:width="1.998cm" svg:height="0.911cm" svg:x="21.476cm" svg:y="6.878cm" svg:viewBox="0 0 1999 912" svg:d="M0 0v544h7c-4 12-7 23-7 36 0 183 444 332 993 332s992-149 992-332c0-13-2-24-6-36h6l14-501z">
            <text:p/>
          </draw:path>
          <draw:path draw:style-name="gr4" draw:text-style-name="P4" draw:layer="layout" svg:width="1.998cm" svg:height="0.663cm" svg:x="21.476cm" svg:y="6.579cm" svg:viewBox="0 0 1999 664" svg:d="M1999 341c0 184-458 323-1006 323s-993-148-993-332c0-183 444-332 993-332s1006 158 1006 341z">
            <text:p/>
          </draw:path>
          <draw:path draw:style-name="gr5" draw:text-style-name="P5" draw:layer="layout" svg:width="1.986cm" svg:height="0.326cm" svg:x="21.475cm" svg:y="6.991cm" svg:viewBox="0 0 1987 327" svg:d="M0 0c7 181 450 327 994 327 542 0 983-145 993-325-175 148-553 251-993 251-441 0-820-104-994-253z">
            <text:p/>
          </draw:path>
          <draw:path draw:style-name="gr6" draw:text-style-name="P6" draw:layer="layout" svg:width="1.986cm" svg:height="0.326cm" svg:x="21.475cm" svg:y="6.991cm" svg:viewBox="0 0 1987 327" svg:d="M0 0c7 181 450 327 994 327 542 0 983-145 993-325-3 2-6 4-9 6-62 163-479 289-984 289-510 0-931-127-988-292-2-2-4-3-6-5z">
            <text:p/>
          </draw:path>
          <draw:path draw:style-name="gr5" draw:text-style-name="P5" draw:layer="layout" svg:width="1.971cm" svg:height="0.292cm" svg:x="21.481cm" svg:y="7.54cm" svg:viewBox="0 0 1972 293" svg:d="M0 0c57 165 478 293 988 293 505 0 921-127 984-290-177 145-551 245-984 245-436 0-812-102-988-248z">
            <text:p/>
          </draw:path>
        </draw:g>
        <draw:frame draw:style-name="gr1" draw:text-style-name="P1" draw:layer="layout" svg:width="3.5cm" svg:height="2.63cm" svg:x="18.875cm" svg:y="9.039cm">
          <draw:image xlink:href="Pictures/20000D4500006E3E000052F83FC023F0.svm" xlink:type="simple" xlink:show="embed" xlink:actuate="onLoad">
            <text:p/>
          </draw:image>
        </draw:frame>
        <draw:g>
          <draw:path draw:style-name="gr2" draw:text-style-name="P2" draw:layer="layout" svg:width="1.985cm" svg:height="0.663cm" svg:x="18.876cm" svg:y="12.545cm" svg:viewBox="0 0 1986 664" svg:d="M1986 332c0 184-445 332-993 332s-993-148-993-332c0-183 444-332 993-332s993 149 993 332z">
            <text:p/>
          </draw:path>
          <draw:path draw:style-name="gr3" draw:text-style-name="P3" draw:layer="layout" svg:width="1.998cm" svg:height="0.911cm" svg:x="18.876cm" svg:y="12.178cm" svg:viewBox="0 0 1999 912" svg:d="M0 0v544h7c-4 12-7 23-7 36 0 183 444 332 993 332s992-149 992-332c0-13-2-24-6-36h6l14-501z">
            <text:p/>
          </draw:path>
          <draw:path draw:style-name="gr4" draw:text-style-name="P4" draw:layer="layout" svg:width="1.998cm" svg:height="0.663cm" svg:x="18.876cm" svg:y="11.879cm" svg:viewBox="0 0 1999 664" svg:d="M1999 341c0 184-458 323-1006 323s-993-148-993-332c0-183 444-332 993-332s1006 158 1006 341z">
            <text:p/>
          </draw:path>
          <draw:path draw:style-name="gr5" draw:text-style-name="P5" draw:layer="layout" svg:width="1.986cm" svg:height="0.326cm" svg:x="18.875cm" svg:y="12.291cm" svg:viewBox="0 0 1987 327" svg:d="M0 0c7 181 450 327 994 327 542 0 983-145 993-325-175 148-553 251-993 251-441 0-820-104-994-253z">
            <text:p/>
          </draw:path>
          <draw:path draw:style-name="gr6" draw:text-style-name="P6" draw:layer="layout" svg:width="1.986cm" svg:height="0.326cm" svg:x="18.875cm" svg:y="12.291cm" svg:viewBox="0 0 1987 327" svg:d="M0 0c7 181 450 327 994 327 542 0 983-145 993-325-3 2-6 4-9 6-62 163-479 289-984 289-510 0-931-127-988-292-2-2-4-3-6-5z">
            <text:p/>
          </draw:path>
          <draw:path draw:style-name="gr5" draw:text-style-name="P5" draw:layer="layout" svg:width="1.971cm" svg:height="0.292cm" svg:x="18.881cm" svg:y="12.84cm" svg:viewBox="0 0 1972 293" svg:d="M0 0c57 165 478 293 988 293 505 0 921-127 984-290-177 145-551 245-984 245-436 0-812-102-988-248z">
            <text:p/>
          </draw:path>
        </draw:g>
        <draw:g>
          <draw:path draw:style-name="gr2" draw:text-style-name="P2" draw:layer="layout" svg:width="1.985cm" svg:height="0.663cm" svg:x="21.476cm" svg:y="12.545cm" svg:viewBox="0 0 1986 664" svg:d="M1986 332c0 184-445 332-993 332s-993-148-993-332c0-183 444-332 993-332s993 149 993 332z">
            <text:p/>
          </draw:path>
          <draw:path draw:style-name="gr3" draw:text-style-name="P3" draw:layer="layout" svg:width="1.998cm" svg:height="0.911cm" svg:x="21.476cm" svg:y="12.178cm" svg:viewBox="0 0 1999 912" svg:d="M0 0v544h7c-4 12-7 23-7 36 0 183 444 332 993 332s992-149 992-332c0-13-2-24-6-36h6l14-501z">
            <text:p/>
          </draw:path>
          <draw:path draw:style-name="gr4" draw:text-style-name="P4" draw:layer="layout" svg:width="1.998cm" svg:height="0.663cm" svg:x="21.476cm" svg:y="11.879cm" svg:viewBox="0 0 1999 664" svg:d="M1999 341c0 184-458 323-1006 323s-993-148-993-332c0-183 444-332 993-332s1006 158 1006 341z">
            <text:p/>
          </draw:path>
          <draw:path draw:style-name="gr5" draw:text-style-name="P5" draw:layer="layout" svg:width="1.986cm" svg:height="0.326cm" svg:x="21.475cm" svg:y="12.291cm" svg:viewBox="0 0 1987 327" svg:d="M0 0c7 181 450 327 994 327 542 0 983-145 993-325-175 148-553 251-993 251-441 0-820-104-994-253z">
            <text:p/>
          </draw:path>
          <draw:path draw:style-name="gr6" draw:text-style-name="P6" draw:layer="layout" svg:width="1.986cm" svg:height="0.326cm" svg:x="21.475cm" svg:y="12.291cm" svg:viewBox="0 0 1987 327" svg:d="M0 0c7 181 450 327 994 327 542 0 983-145 993-325-3 2-6 4-9 6-62 163-479 289-984 289-510 0-931-127-988-292-2-2-4-3-6-5z">
            <text:p/>
          </draw:path>
          <draw:path draw:style-name="gr5" draw:text-style-name="P5" draw:layer="layout" svg:width="1.971cm" svg:height="0.292cm" svg:x="21.481cm" svg:y="12.84cm" svg:viewBox="0 0 1972 293" svg:d="M0 0c57 165 478 293 988 293 505 0 921-127 984-290-177 145-551 245-984 245-436 0-812-102-988-248z">
            <text:p/>
          </draw:path>
        </draw:g>
        <draw:line draw:style-name="gr7" draw:text-style-name="P7" draw:layer="layout" svg:x1="6.375cm" svg:y1="5.739cm" svg:x2="12.375cm" svg:y2="3.239cm">
          <text:p/>
        </draw:line>
        <draw:line draw:style-name="gr7" draw:text-style-name="P7" draw:layer="layout" svg:x1="20.875cm" svg:y1="4.739cm" svg:x2="12.975cm" svg:y2="3.239cm">
          <text:p/>
        </draw:line>
        <draw:line draw:style-name="gr7" draw:text-style-name="P7" draw:layer="layout" svg:x1="20.875cm" svg:y1="10.239cm" svg:x2="12.675cm" svg:y2="3.239cm">
          <text:p/>
        </draw:line>
        <draw:frame draw:style-name="gr8" draw:text-style-name="P9" draw:layer="layout" svg:width="11.875cm" svg:height="2.25cm" svg:x="3.625cm" svg:y="11.525cm">
          <draw:text-box>
            <text:list text:style-name="L1">
              <text:list-item>
                <text:p text:style-name="P8"><text:span text:style-name="T1">Serveur + Stockage DAS</text:span></text:p>
              </text:list-item>
              <text:list-item>
                <text:p text:style-name="P8"><text:span text:style-name="T1">Un volume de stockage par client</text:span></text:p>
              </text:list-item>
            </text:list>
          </draw:text-box>
        </draw:frame>
        <draw:frame draw:style-name="gr9" draw:text-style-name="P9" draw:layer="layout" svg:width="11cm" svg:height="2.039cm" svg:x="15.5cm" svg:y="14.125cm">
          <draw:text-box>
            <text:list text:style-name="L1">
              <text:list-item>
                <text:p text:style-name="P8"><text:span text:style-name="T1">Client + Stockage DAS</text:span></text:p>
              </text:list-item>
              <text:list-item>
                <text:p text:style-name="P8"><text:span text:style-name="T1">Deux unités physiques par poste</text:span></text:p>
              </text:list-item>
            </text:list>
          </draw:text-box>
        </draw:frame>
        <draw:frame draw:style-name="gr10" draw:text-style-name="P11" draw:layer="layout" svg:width="4.15cm" svg:height="1.229cm" svg:x="6.575cm" svg:y="5.454cm">
          <draw:text-box>
            <text:p text:style-name="P10"><text:span text:style-name="T2">target.raw</text:span></text:p>
          </draw:text-box>
        </draw:frame>
        <draw:frame draw:style-name="gr11" draw:text-style-name="P12" draw:layer="layout" svg:width="5.25cm" svg:height="1.396cm" svg:x="21.875cm" svg:y="4.125cm">
          <draw:text-box>
            <text:p text:style-name="P7"><text:span text:style-name="T3">initiator1.raw</text:span></text:p>
          </draw:text-box>
        </draw:frame>
        <draw:frame draw:style-name="gr12" draw:text-style-name="P12" draw:layer="layout" svg:width="5.25cm" svg:height="1.25cm" svg:x="21.875cm" svg:y="9.375cm">
          <draw:text-box>
            <text:p text:style-name="P7"><text:span text:style-name="T3">initiator2.raw</text:span></text:p>
          </draw:text-box>
        </draw:frame>
        <draw:frame draw:style-name="gr13" draw:text-style-name="P12" draw:layer="layout" svg:width="4.25cm" svg:height="1.229cm" svg:x="3.6cm" svg:y="10.489cm">
          <draw:text-box>
            <text:p text:style-name="P7"><text:span text:style-name="T3">target.disk</text:span></text:p>
          </draw:text-box>
        </draw:frame>
        <draw:frame draw:style-name="gr14" draw:text-style-name="P12" draw:layer="layout" svg:width="5.2cm" svg:height="1.229cm" svg:x="19.825cm" svg:y="7.864cm">
          <draw:text-box>
            <text:p text:style-name="P7"><text:span text:style-name="T3">initiator1.disk</text:span></text:p>
          </draw:text-box>
        </draw:frame>
        <draw:path draw:style-name="gr15" draw:text-style-name="P1" draw:layer="layout" svg:width="1.036cm" svg:height="1.631cm" svg:x="6.862cm" svg:y="9.25cm" svg:viewBox="0 0 1037 1632" svg:d="M381 1632c1673-1171-381-1632-381-1632">
          <text:p/>
        </draw:path>
        <draw:frame draw:style-name="gr16" draw:text-style-name="P12" draw:layer="layout" svg:width="5.175cm" svg:height="1.229cm" svg:x="20.15cm" svg:y="13.15cm">
          <draw:text-box>
            <text:p text:style-name="P7"><text:span text:style-name="T3">initiator2.disk</text:span></text:p>
          </draw:text-box>
        </draw:frame>
        <draw:path draw:style-name="gr15" draw:text-style-name="P1" draw:layer="layout" svg:width="1.881cm" svg:height="1.008cm" svg:x="23.5cm" svg:y="12.491cm" svg:viewBox="0 0 1882 1009" svg:d="M1381 1009c1673-1171-1381-1000-1381-1000">
          <text:p/>
        </draw:path>
        <draw:path draw:style-name="gr15" draw:text-style-name="P1" draw:layer="layout" svg:width="1.657cm" svg:height="1.008cm" svg:x="23.5cm" svg:y="7.241cm" svg:viewBox="0 0 1658 1009" svg:d="M1125 1009c1673-1171-1125-1000-1125-10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inux Biolinum O" svg:font-family="'Linux Biolinum 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opacity draw:name="svgopacity18" draw:style="linear" draw:start="0%" draw:end="100%" draw:angle="0" draw:border="0%"/>
    <draw:marker draw:name="Arrow" svg:viewBox="0 0 20 30" svg:d="M10 0l-10 30h20z"/>
    <draw:marker draw:name="Extrémité_20_de_20_ligne_20_1" draw:display-name="Extrémité de ligne 1" svg:viewBox="0 0 1131 2256" svg:d="M1127 2120l-449-2006-9-42-25-39-38-25-38-8-43 8-38 25-25 39-9 42-449 2006v13l-4 9 9 42 25 38 38 25 42 9h903l42-9 38-25 26-38 8-42v-9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06T09:27:01</meta:creation-date>
    <dc:date>2015-08-31T11:53:09.090434190</dc:date>
    <meta:editing-duration>PT19M54S</meta:editing-duration>
    <meta:editing-cycles>6</meta:editing-cycles>
    <meta:generator>LibreOffice/5.0.1.2.0$Linux_X86_64 LibreOffice_project/00m0$Build-2</meta:generator>
    <meta:document-statistic meta:object-count="47"/>
  </office:meta>
</office:document-meta>
</file>